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No nothing</text:h>
      <text:p text:style-name="Text_20_body">While swimming in the river<text:line-break/>I saw underneath it a river<text:line-break/>of stars. Only there was no<text:line-break/>river: it was noon. You can<text:line-break/>say the sun is a river; you<text:line-break/>can argue the stars back it<text:line-break/>like shirts behind a closet<text:line-break/>door; you can say the earth<text:line-break/>holds us up with its weight<text:line-break/>or that it means well or it<text:line-break/>means anything.<text:line-break/>                There is no<text:line-break/>closet, nor door; there are<text:line-break/>no shirts hanging anywhere.<text:line-break/>There is no false wall that<text:line-break/>leads deep into the earth's<text:line-break/>bowels, growing warmer with<text:line-break/>each step. Warmth as a con-<text:line-break/>cept has ceased to make any<text:line-break/>sense. In contraposition to<text:line-break/>cold, it might, but cold as<text:line-break/>well stepped out last night<text:line-break/>and hasn't returned.<text:line-break/>                     Last I<text:line-break/>heard, it went out swimming<text:line-break/>and might've drowned. Trees<text:line-break/>were the pallbearers at the<text:line-break/>funeral, the train was long<text:line-break/>and wailful, there was much<text:line-break/>wailing and gnashing of all<text:line-break/>teeth--though there were no<text:line-break/>teeth, no train, no funeral<text:line-break/>or prayer or trees at all--<text:line-break/>nor a river underneath any-<text:line-break/>thing. There was nothing to<text:line-break/>be underneath anymore.<text:line-break/>                       Look<text:line-break/>around, and tell me you see<text:line-break/>something. Look around, and<text:line-break/>tell me something that I do<text:line-break/>not know. I know, more than<text:line-break/>anything, that the world is<text:line-break/>always ending. Behind that,<text:line-break/>there is nothing, save that<text:line-break/>there is no nothing either.</text:p>
      <text:p text:style-name="Text_20_body">Nothing somehow still turns<text:line-break/>and flows past us, past all<text:line-break/>time and beyond it, a river<text:line-break/>returning, to its forgotten<text:line-break/>origins deep within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 nothing</dc:title>
  </office:meta>
</office:document-meta>
</file>